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5mm"/>
    </style:style>
    <style:style style:name="co2" style:family="table-column">
      <style:table-column-properties fo:break-before="auto" style:column-width="54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63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  <style:map style:condition="cell-content()=&quot;yes&quot;" style:apply-style-name="Untitled1" style:base-cell-address="Bootcamp.C1"/>
    </style:style>
    <style:style style:name="ce4" style:family="table-cell" style:parent-style-name="Default">
      <style:map style:condition="cell-content()=&quot;yes&quot;" style:apply-style-name="Untitled1" style:base-cell-address="Bootcamp.C1"/>
    </style:style>
    <style:style style:name="ce5" style:family="table-cell" style:parent-style-name="Default">
      <style:map style:condition="cell-content()=&quot;yes&quot;" style:apply-style-name="Untitled1" style:base-cell-address="Bootcamp.C1"/>
    </style:style>
    <style:style style:name="ce6" style:family="table-cell" style:parent-style-name="Default">
      <style:text-properties fo:color="#ff0000"/>
      <style:map style:condition="cell-content()=&quot;yes&quot;" style:apply-style-name="Untitled1" style:base-cell-address="Bootcamp.C1"/>
    </style:style>
    <style:style style:name="ce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map style:condition="cell-content()=&quot;yes&quot;" style:apply-style-name="Untitled1" style:base-cell-address="Supervisors.C2"/>
    </style:style>
  </office:automatic-styles>
  <office:body>
    <office:spreadsheet>
      <table:calculation-settings table:automatic-find-labels="false"/>
      <table:table table:name="Bootca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row table:style-name="ro1"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Paper</text:p>
          </table:table-cell>
          <table:table-cell table:style-name="ce3" office:value-type="string" calcext:value-type="string">
            <text:p>Read?</text:p>
          </table:table-cell>
        </table:table-row>
        <table:table-row table:style-name="ro1">
          <table:table-cell office:value-type="string" calcext:value-type="string">
            <text:p>DataDataData</text:p>
          </table:table-cell>
          <table:table-cell office:value-type="string" calcext:value-type="string">
            <text:p>520436c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Borer et 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ls et 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erk preprints</text:p>
          </table:table-cell>
          <table:table-cell/>
        </table:table-row>
        <table:table-row table:style-name="ro1">
          <table:table-cell office:value-type="string" calcext:value-type="string">
            <text:p>Modelling</text:p>
          </table:table-cell>
          <table:table-cell office:value-type="string" calcext:value-type="string">
            <text:p>Johnson 2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vins Strate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to 20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Turbulent Marriage</text:p>
          </table:table-cell>
          <table:table-cell/>
        </table:table-row>
        <table:table-row table:style-name="ro1">
          <table:table-cell office:value-type="string" calcext:value-type="string">
            <text:p>Scientific Computing</text:p>
          </table:table-cell>
          <table:table-cell office:value-type="string" calcext:value-type="string">
            <text:p>Best Practices</text:p>
          </table:table-cell>
          <table:table-cell/>
        </table:table-row>
        <table:table-row table:style-name="ro1">
          <table:table-cell office:value-type="string" calcext:value-type="string">
            <text:p>Scientific Writing</text:p>
          </table:table-cell>
          <table:table-cell office:value-type="string" calcext:value-type="string">
            <text:p>The Science of Scientific Writing</text:p>
          </table:table-cell>
          <table:table-cell/>
        </table:table-row>
        <table:table-row table:style-name="ro1">
          <table:table-cell office:value-type="string" calcext:value-type="string">
            <text:p>HPC</text:p>
          </table:table-cell>
          <table:table-cell office:value-type="string" calcext:value-type="string">
            <text:p>HPC intro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Think Python</text:p>
          </table:table-cell>
          <table:table-cell table:style-name="ce6" office:value-type="string" calcext:value-type="string">
            <text:p>BOOK!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Bootcamp.C3:Bootcamp.C1048576 Bootcamp.C1:Bootcamp.C1">
            <calcext:condition calcext:apply-style-name="Untitled1" calcext:value="=&quot;yes&quot;" calcext:base-cell-address="Bootcamp.C1"/>
          </calcext:conditional-format>
          <calcext:conditional-format calcext:target-range-address="Bootcamp.C2:Bootcamp.C2">
            <calcext:condition calcext:apply-style-name="Untitled1" calcext:value="=&quot;yes&quot;" calcext:base-cell-address="Bootcamp.C2"/>
          </calcext:conditional-format>
        </calcext:conditional-formats>
      </table:table>
      <table:table table:name="Supervisors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ce8"/>
        <table:table-row table:style-name="ro1">
          <table:table-cell table:style-name="ce1" office:value-type="string" calcext:value-type="string">
            <text:p>Supervisor</text:p>
          </table:table-cell>
          <table:table-cell table:style-name="ce1" office:value-type="string" calcext:value-type="string">
            <text:p>Paper</text:p>
          </table:table-cell>
          <table:table-cell table:style-name="ce7" office:value-type="string" calcext:value-type="string">
            <text:p>Read?</text:p>
          </table:table-cell>
        </table:table-row>
        <table:table-row table:style-name="ro1">
          <table:table-cell office:value-type="string" calcext:value-type="string">
            <text:p>Pawar</text:p>
          </table:table-cell>
          <table:table-cell office:value-type="string" calcext:value-type="string">
            <text:p>Adaptation of phytoplankton to a decade of experimental warming linked to increased photosynthe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l vs Artificial variation in thermal sensitivity of biological trai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aling up trait variations from individuals to ecosystems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Sebille</text:p>
          </table:table-cell>
          <table:table-cell office:value-type="string" calcext:value-type="string">
            <text:p>Parcels v0.9 prototyping Lagrangian Ocean Analysis framewo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ift in ocean currents impacts intergenerational microbial exposure to temperat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role of ocean currents in the temperature selection of plankton: IBM insights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Piggott</text:p>
          </table:table-cell>
          <table:table-cell office:value-type="string" calcext:value-type="string">
            <text:p>Was Doggerland catastrophically flooded by the Mesolithic Storega Tsunami?</text:p>
          </table:table-cell>
          <table:table-cell/>
        </table:table-row>
        <table:table-row table:style-name="ro1" table:number-rows-repeated="9">
          <table:table-cell table:number-columns-repeated="3"/>
        </table:table-row>
        <table:table-row table:style-name="ro1">
          <table:table-cell office:value-type="string" calcext:value-type="string">
            <text:p>Lange</text:p>
          </table:table-cell>
          <table:table-cell office:value-type="string" calcext:value-type="string">
            <text:p>Parcels v0.9 prototyping Lagrangian Ocean Analysis framework (SAME AS ERIC 1ST PAPE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timised Finite Difference computation from symbolic equations</text:p>
          </table:table-cell>
          <table:table-cell/>
        </table:table-row>
        <table:table-row table:style-name="ro1" table:number-rows-repeated="9968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upervisors.C2:Supervisors.C10000">
            <calcext:condition calcext:apply-style-name="Untitled1" calcext:value="=&quot;yes&quot;" calcext:base-cell-address="Supervisors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cc00"/>
      <style:text-properties fo:color="#00cc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4:48:01.496059802</meta:creation-date>
    <dc:date>2017-10-18T14:59:22.766987118</dc:date>
    <meta:editing-duration>PT11M22S</meta:editing-duration>
    <meta:editing-cycles>3</meta:editing-cycles>
    <meta:generator>LibreOffice/5.1.6.2$Linux_X86_64 LibreOffice_project/10m0$Build-2</meta:generator>
    <meta:document-statistic meta:table-count="2" meta:cell-count="38" meta:object-count="0"/>
  </office:meta>
</office:document-meta>
</file>